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50000000300652C69D1496A72AF.png" manifest:media-type="image/png"/>
  <manifest:file-entry manifest:full-path="Pictures/TablePreview1.svm" manifest:media-type=""/>
  <manifest:file-entry manifest:full-path="Pictures/1000000100000200000002001B258ECF0E18656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b66c" draw:textarea-horizontal-align="justify" draw:textarea-vertical-align="middle" draw:auto-grow-height="false" fo:min-height="1.239cm" fo:min-width="1.037cm"/>
    </style:style>
    <style:style style:name="gr2" style:family="graphic" style:parent-style-name="standard">
      <style:graphic-properties draw:stroke="none" draw:fill-color="#ffdbb6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0.412cm"/>
      <style:paragraph-properties style:writing-mode="lr-tb"/>
    </style:style>
    <style:style style:name="gr4" style:family="graphic" style:parent-style-name="standard">
      <style:graphic-properties draw:stroke="none" draw:fill-color="#ff3838" draw:textarea-horizontal-align="justify" draw:textarea-vertical-align="middle" draw:auto-grow-height="false" fo:min-height="0.005cm" fo:min-width="0cm"/>
    </style:style>
    <style:style style:name="gr5" style:family="graphic" style:parent-style-name="standard">
      <style:graphic-properties draw:stroke="none" draw:fill-color="#729fcf" draw:textarea-horizontal-align="justify" draw:textarea-vertical-align="middle" draw:auto-grow-height="false" fo:min-height="0.701cm" fo:min-width="0cm"/>
    </style:style>
    <style:style style:name="gr6" style:family="graphic" style:parent-style-name="standard">
      <style:graphic-properties draw:stroke="none" draw:fill-color="#ffb66c" draw:textarea-horizontal-align="justify" draw:textarea-vertical-align="middle" draw:auto-grow-height="false" fo:min-height="2.888cm" fo:min-width="2.739cm"/>
    </style:style>
    <style:style style:name="gr7" style:family="graphic" style:parent-style-name="standard">
      <style:graphic-properties draw:stroke="none" draw:fill-color="#ffdbb6" draw:textarea-horizontal-align="justify" draw:textarea-vertical-align="middle" draw:auto-grow-height="false" fo:min-height="0.04cm" fo:min-width="0cm"/>
    </style:style>
    <style:style style:name="gr8" style:family="graphic" style:parent-style-name="standard">
      <style:graphic-properties draw:stroke="none" svg:stroke-color="#000000" draw:fill="none" draw:fill-color="#ffffff" fo:min-height="0.35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2.875cm"/>
      <style:paragraph-properties style:writing-mode="lr-tb"/>
    </style:style>
    <style:style style:name="gr10" style:family="graphic" style:parent-style-name="standard">
      <style:graphic-properties draw:stroke="none" draw:fill-color="#ff3838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draw:fill-color="#729fcf" draw:textarea-horizontal-align="justify" draw:textarea-vertical-align="middle" draw:auto-grow-height="false" fo:min-height="1.582cm" fo:min-width="0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co1" style:family="table-column">
      <style:table-column-properties style:column-width="3.191cm" style:use-optimal-column-width="false"/>
    </style:style>
    <style:style style:name="co2" style:family="table-column">
      <style:table-column-properties style:column-width="0cm" style:use-optimal-column-width="true"/>
    </style:style>
    <style:style style:name="co3" style:family="table-column">
      <style:table-column-properties style:column-width="1.253cm" style:use-optimal-column-width="false"/>
    </style:style>
    <style:style style:name="co4" style:family="table-column">
      <style:table-column-properties style:column-width="3.197cm" style:use-optimal-column-width="false"/>
    </style:style>
    <style:style style:name="co5" style:family="table-column">
      <style:table-column-properties style:column-width="2.764cm" style:use-optimal-column-width="false"/>
    </style:style>
    <style:style style:name="ro1" style:family="table-row">
      <style:table-row-properties style:row-height="0.669cm" style:use-optimal-row-height="false"/>
    </style:style>
    <style:style style:name="ro2" style:family="table-row">
      <style:table-row-properties style:row-height="0.639cm" style:use-optimal-row-height="false"/>
    </style:style>
    <style:style style:name="ce1" style:family="table-cell">
      <style:paragraph-properties fo:text-align="center" fo:border="none"/>
      <style:text-properties style:font-name="DejaVu Sans" fo:font-size="9pt" style:font-size-asian="9pt" style:font-size-complex="9pt"/>
    </style:style>
    <style:style style:name="ce2" style:family="table-cell">
      <style:paragraph-properties fo:border="none"/>
    </style:style>
    <style:style style:name="ce3" style:family="table-cell">
      <style:paragraph-properties fo:margin-left="0cm" fo:margin-right="0cm" fo:margin-top="0cm" fo:margin-bottom="0cm" fo:line-height="100%" fo:text-align="center" fo:text-indent="0cm" fo:border="none"/>
    </style:style>
    <style:style style:name="ce4" style:family="table-cell">
      <style:paragraph-properties fo:text-align="center" fo:border="none"/>
    </style:style>
    <style:style style:name="P1" style:family="paragraph">
      <loext:graphic-properties draw:fill-color="#ffb66c"/>
      <style:paragraph-properties fo:text-align="center"/>
      <style:text-properties style:font-name="DejaVu Sans" fo:font-size="14pt"/>
    </style:style>
    <style:style style:name="P2" style:family="paragraph">
      <loext:graphic-properties draw:fill-color="#ffdbb6"/>
      <style:paragraph-properties fo:text-align="center"/>
      <style:text-properties style:font-name="DejaVu Sans" fo:font-size="14pt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DejaVu Sans" fo:font-size="10pt"/>
    </style:style>
    <style:style style:name="P5" style:family="paragraph">
      <loext:graphic-properties draw:fill-color="#ff3838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style:paragraph-properties fo:text-align="start"/>
      <style:text-properties fo:font-size="9pt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DejaVu Sans" fo:font-size="9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DejaVu Sans" fo:font-size="9pt" style:font-size-asian="9pt" style:font-size-complex="9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loext:graphic-properties draw:fill="none" draw:fill-color="#ffffff"/>
    </style:style>
    <style:style style:name="T1" style:family="text">
      <style:text-properties style:font-name="DejaVu Sans"/>
    </style:style>
    <style:style style:name="T2" style:family="text">
      <style:text-properties style:font-name="DejaVu Sans" fo:font-size="6pt" style:font-size-asian="6pt" style:font-size-complex="6pt"/>
    </style:style>
    <style:style style:name="T3" style:family="text">
      <style:text-properties style:font-name="DejaVu Sans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536cm" svg:height="1.857cm" svg:x="1.78cm" svg:y="0.264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59cm" svg:y="0.246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1.435cm" svg:y="2.102cm">
          <draw:text-box>
            <text:p text:style-name="P3"><text:span text:style-name="T1">A</text:span><text:span text:style-name="T1">.</text:span><text:span text:style-name="T1">f</text:span><text:span text:style-name="T1">a</text:span><text:span text:style-name="T1">s</text:span><text:span text:style-name="T1">t</text:span><text:span text:style-name="T1">a</text:span></text:p>
          </draw:text-box>
        </draw:frame>
        <draw:custom-shape draw:style-name="gr1" draw:text-style-name="P1" draw:layer="layout" svg:width="1.536cm" svg:height="1.857cm" svg:x="1.781cm" svg:y="2.9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6cm" svg:y="2.9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36cm" svg:height="1.857cm" svg:x="1.781cm" svg:y="5.6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1.76cm" svg:y="5.6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1.435cm" svg:y="4.802cm">
          <draw:text-box>
            <text:p text:style-name="P3"><text:span text:style-name="T1">B.fasta</text:span></text:p>
          </draw:text-box>
        </draw:frame>
        <draw:frame draw:style-name="gr3" draw:text-style-name="P4" draw:layer="layout" svg:width="2.222cm" svg:height="0.662cm" svg:x="1.435cm" svg:y="7.502cm">
          <draw:text-box>
            <text:p text:style-name="P3"><text:span text:style-name="T1">C.fasta</text:span></text:p>
          </draw:text-box>
        </draw:frame>
        <draw:custom-shape draw:style-name="gr1" draw:text-style-name="P1" draw:layer="layout" svg:width="1.536cm" svg:height="1.857cm" svg:x="4.781cm" svg:y="2.9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4.76cm" svg:y="2.9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536cm" svg:height="1.857cm" svg:x="4.781cm" svg:y="5.66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" draw:text-style-name="P2" draw:layer="layout" svg:width="0.336cm" svg:height="0.412cm" svg:x="4.76cm" svg:y="5.647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4" draw:layer="layout" svg:width="2.222cm" svg:height="0.662cm" svg:x="4.435cm" svg:y="4.802cm">
          <draw:text-box>
            <text:p text:style-name="P3"><text:span text:style-name="T1">B.fast</text:span><text:span text:style-name="T1">a</text:span></text:p>
          </draw:text-box>
        </draw:frame>
        <draw:frame draw:style-name="gr3" draw:text-style-name="P4" draw:layer="layout" svg:width="2.222cm" svg:height="0.662cm" svg:x="4.435cm" svg:y="7.502cm">
          <draw:text-box>
            <text:p text:style-name="P3"><text:span text:style-name="T1">C.fasta</text:span></text:p>
          </draw:text-box>
        </draw:frame>
        <draw:custom-shape draw:style-name="gr4" draw:text-style-name="P5" draw:layer="layout" svg:width="1.127cm" svg:height="1.127cm" draw:transform="rotate (0.785398163397448) translate (0.436cm 1.395cm)">
          <text:p/>
          <draw:enhanced-geometry svg:viewBox="0 0 21600 21600" draw:glue-points="10800 0 0 10800 10800 21600 21600 10800" draw:path-stretchpoint-x="10800" draw:path-stretchpoint-y="10800" draw:text-areas="?f1 ?f1 ?f2 ?f3" draw:mirror-horizontal="false" draw:mirror-vertical="false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draw:transform="rotate (1.5707963267949) translate (3.499cm 4.378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6" draw:layer="layout" svg:width="0.794cm" svg:height="1.093cm" draw:transform="rotate (1.5707963267949) translate (3.499cm 7.078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3.238cm" svg:height="3.916cm" svg:x="9.747cm" svg:y="1.28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draw:layer="layout" svg:width="0.708cm" svg:height="0.869cm" svg:x="9.703cm" svg:y="1.2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4" draw:layer="layout" svg:width="2.857cm" svg:height="0.662cm" svg:x="9.89cm" svg:y="5.159cm">
          <draw:text-box>
            <text:p text:style-name="P3"><text:span text:style-name="T1">B.fasta</text:span></text:p>
          </draw:text-box>
        </draw:frame>
        <draw:custom-shape draw:style-name="gr6" draw:text-style-name="P1" draw:layer="layout" svg:width="3.238cm" svg:height="3.916cm" svg:x="15.673cm" svg:y="1.285cm">
          <text:p/>
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7" draw:text-style-name="P2" draw:layer="layout" svg:width="0.708cm" svg:height="0.869cm" svg:x="15.628cm" svg:y="1.248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216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4" draw:layer="layout" svg:width="2.857cm" svg:height="0.662cm" svg:x="15.84cm" svg:y="5.159cm">
          <draw:text-box>
            <text:p text:style-name="P3"><text:span text:style-name="T1">B</text:span><text:span text:style-name="T1">.f</text:span><text:span text:style-name="T1">a</text:span><text:span text:style-name="T1">st</text:span><text:span text:style-name="T1">a</text:span></text:p>
          </draw:text-box>
        </draw:frame>
        <draw:frame draw:style-name="gr9" draw:text-style-name="P8" draw:layer="layout" svg:width="3.238cm" svg:height="3.125cm" svg:x="9.747cm" svg:y="2.057cm">
          <draw:text-box>
            <text:p text:style-name="P7"><text:span text:style-name="T1">&gt;E </text:span><text:span text:style-name="T1">coli </text:span><text:span text:style-name="T1">geno</text:span><text:span text:style-name="T1">me</text:span></text:p>
            <text:p text:style-name="P7"><text:span text:style-name="T1">ATCG</text:span><text:span text:style-name="T1">GGGG</text:span></text:p>
            <text:p text:style-name="P7"><text:span text:style-name="T1">TATATA</text:span><text:span text:style-name="T1">TACG</text:span></text:p>
            <text:p text:style-name="P7"><text:span text:style-name="T1">GGTG</text:span><text:span text:style-name="T1">ATGA</text:span></text:p>
            <text:p text:style-name="P7"><text:span text:style-name="T2"/></text:p>
            <text:p text:style-name="P7"><text:span text:style-name="T1">&gt;E </text:span><text:span text:style-name="T1">coli </text:span><text:span text:style-name="T1">plasmi</text:span><text:span text:style-name="T1">d</text:span></text:p>
            <text:p text:style-name="P7"><text:span text:style-name="T1">TCCCC</text:span><text:span text:style-name="T1">ATA</text:span></text:p>
            <text:p text:style-name="P7"><text:span text:style-name="T1">TCCAA</text:span><text:span text:style-name="T1">TAA</text:span></text:p>
          </draw:text-box>
        </draw:frame>
        <draw:custom-shape draw:style-name="gr10" draw:text-style-name="P5" draw:layer="layout" svg:width="1.07cm" svg:height="1.07cm" draw:transform="rotate (0.785398163397448) translate (8.419cm 4.5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8" draw:layer="layout" svg:width="3.238cm" svg:height="3.125cm" svg:x="15.647cm" svg:y="2.058cm">
          <draw:text-box>
            <text:p text:style-name="P7"><text:span text:style-name="T1">&gt;E coli genome</text:span></text:p>
            <text:p text:style-name="P7"><text:span text:style-name="T1">ATCGGGGG</text:span></text:p>
            <text:p text:style-name="P7"><text:span text:style-name="T1">TATATATACG</text:span></text:p>
            <text:p text:style-name="P7"><text:span text:style-name="T1">GGTGATGA</text:span></text:p>
          </draw:text-box>
        </draw:frame>
        <draw:custom-shape draw:style-name="gr11" draw:text-style-name="P6" draw:layer="layout" svg:width="0.838cm" svg:height="2.106cm" draw:transform="rotate (1.5707963267949) translate (13.259cm 3.822cm)">
          <text:p/>
          <draw:enhanced-geometry svg:viewBox="0 0 21600 21600" draw:text-areas="?f0 0 ?f2 ?f5" draw:type="down-arrow" draw:modifiers="15541.3383958234 8006.6746126340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2" draw:text-style-name="P9" draw:layer="layout" svg:width="0.953cm" svg:height="0.953cm" svg:x="0.756cm" svg:y="6.221cm">
          <draw:image xlink:href="Pictures/1000000100000200000002001B258ECF0E186563.png" xlink:type="simple" xlink:show="embed" xlink:actuate="onLoad" draw:mime-type="image/png">
            <text:p/>
          </draw:image>
        </draw:frame>
        <draw:frame draw:style-name="gr12" draw:text-style-name="P9" draw:layer="layout" svg:width="0.953cm" svg:height="0.953cm" svg:x="0.757cm" svg:y="3.522cm">
          <draw:image xlink:href="Pictures/1000000100000200000002001B258ECF0E186563.png" xlink:type="simple" xlink:show="embed" xlink:actuate="onLoad" draw:mime-type="image/png">
            <text:p/>
          </draw:image>
        </draw:frame>
        <draw:frame draw:style-name="gr12" draw:text-style-name="P9" draw:layer="layout" svg:width="0.953cm" svg:height="0.953cm" svg:x="8.659cm" svg:y="2.524cm">
          <draw:image xlink:href="Pictures/1000000100000200000002001B258ECF0E186563.png" xlink:type="simple" xlink:show="embed" xlink:actuate="onLoad" draw:mime-type="image/png">
            <text:p/>
          </draw:image>
        </draw:frame>
        <draw:frame draw:style-name="standard" draw:layer="layout" svg:width="6.987cm" svg:height="2.759cm" svg:x="10.352cm" svg:y="6.25cm">
          <table:table table:template-name="bw">
            <table:table-column table:style-name="co1"/>
            <table:table-column table:style-name="co2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5">
                <text:p text:style-name="P10">&gt;E coli genome</text:p>
                <text:p text:style-name="P10">ACACTGGGCGATTTCC</text:p>
                <text:p text:style-name="P10"/>
              </table:table-cell>
              <table:covered-table-cell/>
              <table:covered-table-cell table:style-name="ce2"/>
              <table:covered-table-cell table:style-name="ce2"/>
              <table:covered-table-cell/>
            </table:table-row>
            <table:table-row table:style-name="ro2" table:default-cell-style-name="ce1">
              <table:table-cell table:number-columns-spanned="4">
                <text:p text:style-name="P10">&gt;E coli pos 1</text:p>
                <text:p text:style-name="P10">ACACTGGG</text:p>
                <text:p text:style-name="P10"/>
              </table:table-cell>
              <table:covered-table-cell/>
              <table:covered-table-cell table:style-name="ce2"/>
              <table:covered-table-cell table:style-name="ce2"/>
              <table:table-cell>
                <text:p text:style-name="P10">&gt;E coli pos 9</text:p>
                <text:p text:style-name="P10">CGATTTCC</text:p>
                <text:p text:style-name="P10"/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2" draw:text-style-name="P9" draw:layer="layout" svg:width="0.953cm" svg:height="0.953cm" svg:x="11.757cm" svg:y="8.622cm">
          <draw:image xlink:href="Pictures/1000000100000200000002001B258ECF0E186563.png" xlink:type="simple" xlink:show="embed" xlink:actuate="onLoad" draw:mime-type="image/png">
            <text:p/>
          </draw:image>
        </draw:frame>
        <draw:custom-shape draw:style-name="gr10" draw:text-style-name="P5" draw:layer="layout" svg:width="1.07cm" svg:height="1.07cm" draw:transform="rotate (0.785398163397448) translate (15.02cm 9.093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draw:transform="rotate (0.785398163397448) translate (12.277cm 10.076cm)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2" draw:layer="layout" svg:width="3.493cm" svg:height="1.27cm" svg:x="12.187cm" svg:y="10.795cm">
          <draw:text-box>
            <text:p text:style-name="P11"><text:span text:style-name="T3">&gt;E coli pos 1</text:span></text:p>
            <text:p text:style-name="P11"><text:span text:style-name="T3">ACACTGGG</text:span></text:p>
          </draw:text-box>
        </draw:frame>
        <draw:frame draw:style-name="gr12" draw:text-style-name="P9" draw:layer="layout" svg:width="0.795cm" svg:height="0.477cm" draw:transform="rotate (1.5707963267949) translate (13.682cm 7.918cm)">
          <draw:image xlink:href="Pictures/100000010000050000000300652C69D1496A72AF.png" xlink:type="simple" xlink:show="embed" xlink:actuate="onLoad" draw:mime-type="image/png">
            <text:p/>
          </draw:image>
        </draw:frame>
        <draw:frame draw:style-name="standard" draw:layer="layout" svg:width="8.291cm" svg:height="3.505cm" svg:x="1.153cm" svg:y="9.151cm">
          <table:table table:template-name="bw">
            <table:table-column table:style-name="co5"/>
            <table:table-column table:style-name="co5"/>
            <table:table-column table:style-name="co5"/>
            <table:table-row table:style-name="ro1" table:default-cell-style-name="ce2">
              <table:table-cell table:style-name="ce1" table:number-columns-spanned="3">
                <text:p text:style-name="P10">&gt;E coli genome</text:p>
                <text:p text:style-name="P10">ACACTGGGCGATTTCC</text:p>
                <text:p text:style-name="P10"/>
                <text:p text:style-name="P10"/>
              </table:table-cell>
              <table:covered-table-cell/>
              <table:covered-table-cell/>
            </table:table-row>
            <table:table-row table:style-name="ro2">
              <table:table-cell table:style-name="ce1">
                <text:p text:style-name="P10">&gt;E coli pos 1</text:p>
                <text:p text:style-name="P10">ACACTGGG</text:p>
              </table:table-cell>
              <table:table-cell table:style-name="ce3">
                <text:p text:style-name="P11"><text:span text:style-name="T3">&gt;E </text:span><text:span text:style-name="T3">coli </text:span><text:span text:style-name="T3">pos 1</text:span></text:p>
                <text:p text:style-name="P11"><text:span text:style-name="T3">ACACT</text:span><text:span text:style-name="T3">GGG</text:span></text:p>
                <text:p text:style-name="P9"><text:span text:style-name="T3">&gt;E </text:span><text:span text:style-name="T3">coli </text:span><text:span text:style-name="T3">pos 9</text:span></text:p>
                <text:p text:style-name="P9"><text:span text:style-name="T3">CGATT</text:span><text:span text:style-name="T3">TCC</text:span></text:p>
              </table:table-cell>
              <table:table-cell table:style-name="ce4">
                <text:p text:style-name="P9"><text:span text:style-name="T3">&gt;E coli </text:span><text:span text:style-name="T3">pos 9</text:span></text:p>
                <text:p text:style-name="P9"><text:span text:style-name="T3">CGATTTCC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2" draw:text-style-name="P9" draw:layer="layout" svg:width="0.953cm" svg:height="0.953cm" svg:x="4.958cm" svg:y="12.563cm">
          <draw:image xlink:href="Pictures/1000000100000200000002001B258ECF0E186563.png" xlink:type="simple" xlink:show="embed" xlink:actuate="onLoad" draw:mime-type="image/png">
            <text:p/>
          </draw:image>
        </draw:frame>
        <draw:custom-shape draw:style-name="gr10" draw:text-style-name="P5" draw:layer="layout" svg:width="1.07cm" svg:height="1.07cm" draw:transform="rotate (0.785398163397448) translate (7.321cm 13.0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0.794cm" svg:height="1.093cm" svg:x="5.048cm" svg:y="13.637cm">
          <text:p/>
          <draw:enhanced-geometry svg:viewBox="0 0 21600 21600" draw:text-areas="?f0 0 ?f2 ?f5" draw:type="down-arrow" draw:modifiers="11548.051948052 7778.57142857143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12" draw:layer="layout" svg:width="3.493cm" svg:height="1.743cm" svg:x="3.588cm" svg:y="14.696cm">
          <draw:text-box>
            <text:p text:style-name="P11"><text:span text:style-name="T3">&gt;</text:span><text:span text:style-name="T3">E</text:span><text:span text:style-name="T3"> </text:span><text:span text:style-name="T3">c</text:span><text:span text:style-name="T3">o</text:span><text:span text:style-name="T3">l</text:span><text:span text:style-name="T3">i </text:span><text:span text:style-name="T3">p</text:span><text:span text:style-name="T3">o</text:span><text:span text:style-name="T3">s</text:span><text:span text:style-name="T3"> </text:span><text:span text:style-name="T3">1</text:span></text:p>
            <text:p text:style-name="P11"><text:span text:style-name="T3">A</text:span><text:span text:style-name="T3">C</text:span><text:span text:style-name="T3">A</text:span><text:span text:style-name="T3">C</text:span><text:span text:style-name="T3">T</text:span><text:span text:style-name="T3">G</text:span><text:span text:style-name="T3">G</text:span><text:span text:style-name="T3">G</text:span></text:p>
            <text:p text:style-name="P11"><text:span text:style-name="T3">&gt;</text:span><text:span text:style-name="T3">E</text:span><text:span text:style-name="T3"> </text:span><text:span text:style-name="T3">c</text:span><text:span text:style-name="T3">o</text:span><text:span text:style-name="T3">l</text:span><text:span text:style-name="T3">i </text:span><text:span text:style-name="T3">p</text:span><text:span text:style-name="T3">o</text:span><text:span text:style-name="T3">s</text:span><text:span text:style-name="T3"> </text:span><text:span text:style-name="T3">9</text:span></text:p>
            <text:p text:style-name="P11"><text:span text:style-name="T3">C</text:span><text:span text:style-name="T3">G</text:span><text:span text:style-name="T3">A</text:span><text:span text:style-name="T3">T</text:span><text:span text:style-name="T3">T</text:span><text:span text:style-name="T3">T</text:span><text:span text:style-name="T3">C</text:span><text:span text:style-name="T3">C</text:span></text:p>
          </draw:text-box>
        </draw:frame>
        <draw:custom-shape draw:style-name="gr10" draw:text-style-name="P5" draw:layer="layout" svg:width="1.07cm" svg:height="1.07cm" draw:transform="rotate (0.785398163397448) translate (1.822cm 13.03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363.4837355718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9" draw:layer="layout" svg:width="0.795cm" svg:height="0.477cm" draw:transform="rotate (1.5707963267949) translate (5.143cm 10.819cm)">
          <draw:image xlink:href="Pictures/100000010000050000000300652C69D1496A72AF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31T16:02:35.168794084</meta:creation-date>
    <dc:date>2023-07-31T17:46:14.340866303</dc:date>
    <meta:editing-duration>PT1H22M59S</meta:editing-duration>
    <meta:editing-cycles>61</meta:editing-cycles>
    <meta:generator>LibreOffice/7.3.7.2$Linux_X86_64 LibreOffice_project/30$Build-2</meta:generator>
    <meta:document-statistic meta:object-count="44"/>
  </office:meta>
</office:document-meta>
</file>